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34927861995577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Upward_20_Diagonal" draw:textarea-horizontal-align="justify" draw:textarea-vertical-align="middle" draw:auto-grow-height="false" fo:min-height="4.576cm" fo:min-width="1.532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893cm" fo:min-width="9.406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54cm" svg:stroke-color="#000000" draw:marker-start-width="0.965cm" draw:marker-end="Arrow" draw:marker-end-width="0.508cm" draw:fill="none" draw:textarea-vertical-align="middle" fo:padding-top="0.252cm" fo:padding-bottom="0.252cm" fo:padding-left="0.377cm" fo:padding-right="0.377cm"/>
    </style:style>
    <style:style style:name="P1" style:family="paragraph">
      <loext:graphic-properties draw:fill="bitmap" draw:fill-image-name="Upward_20_Diagonal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style:font-name="Times New Roman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text-position="0% 100%" style:font-name="Times New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4.826cm" svg:x="0.111cm" svg:y="0.1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4.826cm" svg:x="12.055cm" svg:y="0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6cm" svg:height="1.143cm" svg:x="2.143cm" svg:y="1.88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143cm" svg:y1="4.302cm" svg:x2="7.477cm" svg:y2="4.302cm">
          <text:p/>
        </draw:line>
        <draw:line draw:style-name="gr3" draw:text-style-name="P3" draw:layer="layout" svg:x1="7.372cm" svg:y1="4.302cm" svg:x2="12.071cm" svg:y2="4.302cm">
          <text:p/>
        </draw:line>
        <draw:custom-shape draw:style-name="gr4" draw:text-style-name="P3" draw:layer="layout" svg:width="0.127cm" svg:height="0.127cm" svg:x="7.35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879cm" svg:height="0.87cm" svg:x="7.15cm" svg:y="1.081cm">
          <draw:text-box>
            <text:p><text:span text:style-name="T1">C</text:span></text:p>
          </draw:text-box>
        </draw:frame>
        <draw:frame draw:style-name="gr5" draw:text-style-name="P4" draw:layer="layout" svg:width="1.23cm" svg:height="1.006cm" svg:x="4.302cm" svg:y="3.44cm">
          <draw:text-box>
            <text:p><text:span text:style-name="T1">L</text:span><text:span text:style-name="T2">AC</text:span></text:p>
          </draw:text-box>
        </draw:frame>
        <draw:frame draw:style-name="gr5" draw:text-style-name="P4" draw:layer="layout" svg:width="1.23cm" svg:height="1.006cm" svg:x="9.168cm" svg:y="3.423cm">
          <draw:text-box>
            <text:p><text:span text:style-name="T3">L</text:span><text:span text:style-name="T2">CB</text:span></text:p>
          </draw:text-box>
        </draw:frame>
        <draw:frame draw:style-name="gr5" draw:text-style-name="P4" draw:layer="layout" svg:width="0.845cm" svg:height="0.87cm" svg:x="2.01cm" svg:y="1.059cm">
          <draw:text-box>
            <text:p><text:span text:style-name="T1">A</text:span></text:p>
          </draw:text-box>
        </draw:frame>
        <draw:frame draw:style-name="gr5" draw:text-style-name="P4" draw:layer="layout" svg:width="0.845cm" svg:height="0.87cm" svg:x="11.33cm" svg:y="1.037cm">
          <draw:text-box>
            <text:p><text:span text:style-name="T1">B</text:span></text:p>
          </draw:text-box>
        </draw:frame>
        <draw:line draw:style-name="gr6" draw:text-style-name="P5" draw:layer="layout" svg:x1="7.422cm" svg:y1="2.464cm" svg:x2="4.826cm" svg:y2="2.464cm">
          <text:p/>
        </draw:line>
        <draw:frame draw:style-name="gr5" draw:text-style-name="P4" draw:layer="layout" svg:width="0.845cm" svg:height="0.87cm" svg:x="3.937cm" svg:y="2.032cm">
          <draw:text-box>
            <text:p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Upward_20_Diagonal" draw:display-name="Upward Diagonal" xlink:href="Pictures/10000000000000080000000834927861995577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6:42:08.318194660</meta:creation-date>
    <dc:date>2017-03-10T16:52:45.347411554</dc:date>
    <meta:editing-duration>PT10M36S</meta:editing-duration>
    <meta:editing-cycles>2</meta:editing-cycles>
    <meta:generator>LibreOffice/5.3.0.3$Linux_X86_64 LibreOffice_project/30m0$Build-3</meta:generator>
    <meta:document-statistic meta:object-count="13"/>
  </office:meta>
</office:document-meta>
</file>